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19bb" officeooo:paragraph-rsid="001919bb"/>
    </style:style>
    <style:style style:name="P2" style:family="paragraph" style:parent-style-name="Standard">
      <style:text-properties officeooo:paragraph-rsid="0019a0e0"/>
    </style:style>
    <style:style style:name="P3" style:family="paragraph" style:parent-style-name="Standard">
      <style:text-properties officeooo:rsid="001919bb" officeooo:paragraph-rsid="001919bb"/>
    </style:style>
    <style:style style:name="P4" style:family="paragraph" style:parent-style-name="Standard">
      <style:text-properties officeooo:rsid="001d5d05" officeooo:paragraph-rsid="001d0290"/>
    </style:style>
    <style:style style:name="T1" style:family="text">
      <style:text-properties officeooo:rsid="001919bb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officeooo:rsid="001b60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OpenMRS System Test-<text:span text:style-name="T3">Developer</text:span></text:p>
      <text:p text:style-name="P1"/>
      <text:p text:style-name="P4">Before preforming, ensure you have imported the sql database. If you have not done so, see HowToImportDatabase.odt.</text:p>
      <text:p text:style-name="P1"/>
      <text:p text:style-name="P1">System Test</text:p>
      <text:p text:style-name="P1"/>
      <text:p text:style-name="P1">1. Open eclipse</text:p>
      <text:p text:style-name="P1">2. Click on the arrow next to the third red button with a white arrow that has a toolbox</text:p>
      <text:p text:style-name="P1">3. Click on the tab that says OpenMRS Server</text:p>
      <text:p text:style-name="P1"/>
      <text:p text:style-name="P2"><text:span text:style-name="T1">The server should begin to run, it will take around 5 minutes you will know when it is done when the last line says: “</text:span><text:span text:style-name="T2">INFO: Starting ProtocolHandler ["http-bio-8080"]</text:span><text:span text:style-name="T1">”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7:50:39.101439255</meta:creation-date>
    <dc:date>2018-12-06T22:46:59.412766007</dc:date>
    <meta:editing-duration>PT15M1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84" meta:character-count="483" meta:non-whitespace-character-count="405"/>
  </office:meta>
</office:document-meta>
</file>